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168cm" table:align="margins"/>
    </style:style>
    <style:style style:name="Table1.A" style:family="table-column">
      <style:table-column-properties style:column-width="1.873cm" style:rel-column-width="6086*"/>
    </style:style>
    <style:style style:name="Table1.B" style:family="table-column">
      <style:table-column-properties style:column-width="13.734cm" style:rel-column-width="44626*"/>
    </style:style>
    <style:style style:name="Table1.C" style:family="table-column">
      <style:table-column-properties style:column-width="4.105cm" style:rel-column-width="13337*"/>
    </style:style>
    <style:style style:name="Table1.D" style:family="table-column">
      <style:table-column-properties style:column-width="0.457cm" style:rel-column-width="1486*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1.191cm"/>
    </style:style>
    <style:style style:name="Table1.4" style:family="table-row">
      <style:table-row-properties style:min-row-height="2.154cm"/>
    </style:style>
    <style:style style:name="Table2" style:family="table">
      <style:table-properties style:width="17.806cm" fo:margin-left="1.856cm" table:align="left"/>
    </style:style>
    <style:style style:name="Table2.A" style:family="table-column">
      <style:table-column-properties style:column-width="4.397cm"/>
    </style:style>
    <style:style style:name="Table2.B" style:family="table-column">
      <style:table-column-properties style:column-width="5.604cm"/>
    </style:style>
    <style:style style:name="Table2.C" style:family="table-column">
      <style:table-column-properties style:column-width="4.498cm"/>
    </style:style>
    <style:style style:name="Table2.D" style:family="table-column">
      <style:table-column-properties style:column-width="3.30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Verdana" fo:font-size="8pt" officeooo:paragraph-rsid="00099a12" style:font-size-asian="8pt" style:font-size-complex="8pt"/>
    </style:style>
    <style:style style:name="P2" style:family="paragraph" style:parent-style-name="Standard">
      <style:text-properties style:font-name="Courier 10 Pitch" fo:font-size="8pt" officeooo:paragraph-rsid="000b661b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8pt" officeooo:paragraph-rsid="000b661b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8pt" officeooo:paragraph-rsid="001ccb19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style:font-name="Courier 10 Pitch" fo:font-size="8pt" officeooo:paragraph-rsid="000e6037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style:font-name="Courier 10 Pitch" fo:font-size="8pt" officeooo:paragraph-rsid="000b661b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Courier 10 Pitch" fo:font-size="8pt" officeooo:paragraph-rsid="001ccb19" style:font-size-asian="8pt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Courier 10 Pitch" fo:font-size="8pt" officeooo:rsid="0016d275" officeooo:paragraph-rsid="0016d275" style:font-size-asian="8pt" style:font-size-complex="8pt"/>
    </style:style>
    <style:style style:name="P9" style:family="paragraph" style:parent-style-name="Table_20_Contents">
      <style:text-properties style:font-name="Courier 10 Pitch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8pt" officeooo:rsid="00493b55" officeooo:paragraph-rsid="001ccb19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8pt" officeooo:rsid="001ccb19" officeooo:paragraph-rsid="001ccb19" style:font-size-asian="8pt" style:font-size-complex="8pt"/>
    </style:style>
    <style:style style:name="P12" style:family="paragraph" style:parent-style-name="Table_20_Contents">
      <style:text-properties style:font-name="Verdana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5"/>
            <text:p text:style-name="P5"><text:placeholder text:placeholder-type="text">&lt;o.payment_date&gt;</text:placeholder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</table:table-row>
        <table:table-row>
          <table:table-cell table:style-name="Table1.A1" table:number-columns-spanned="2" office:value-type="string">
            <text:p text:style-name="P5"/>
            <text:p text:style-name="P8"/>
            <text:p text:style-name="P5"/>
            <text:p text:style-name="P5"><text:placeholder text:placeholder-type="text">&lt;'*' * (80 - len(o.check_amount_in_words)) + o.check_amount_in_words.upper()&gt;</text:placeholder></text:p>
          </table:table-cell>
          <table:covered-table-cell/>
          <table:table-cell table:style-name="Table1.A1" office:value-type="string">
            <text:p text:style-name="P6"/>
            <text:p text:style-name="P6"/>
            <text:p text:style-name="P6"/>
            <text:p text:style-name="P6"><text:placeholder text:placeholder-type="text">&lt;o.amount&gt;</text:placeholder></text:p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"/>
            <text:p text:style-name="P2"/>
            <text:p text:style-name="P2"/>
            <text:p text:style-name="P2"/>
            <text:p text:style-name="P2"><text:placeholder text:placeholder-type="text">&lt;o.partner_id.name_get()[0][1]&gt;</text:placeholder></text:p>
            <text:p text:style-name="P2"><text:placeholder text:placeholder-type="text">&lt;o.partner_id.street&gt;</text:placeholder></text:p>
            <text:p text:style-name="P3"><text:placeholder text:placeholder-type="text">&lt;o.partner_id.city&gt;</text:placeholder>, <text:placeholder text:placeholder-type="text">&lt;o.partner_id.state_id.code&gt;</text:placeholder>, <text:placeholder text:placeholder-type="text">&lt;o.partner_id.zip&gt;</text:placeholder>, <text:placeholder text:placeholder-type="text">&lt;o.partner_id.country_id.name&gt;</text:placeholder></text:p>
          </table:table-cell>
          <table:covered-table-cell/>
          <table:table-cell table:style-name="Table1.A1" office:value-type="string">
            <text:p text:style-name="P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<text:text-input text:description="&lt;for each=&quot;invoice in o.invoice_ids&quot;&gt;">For each invoice</text:text-input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4"><text:placeholder text:placeholder-type="text">&lt;invoice.date_invoice&gt;</text:placeholder></text:p>
          </table:table-cell>
          <table:table-cell table:style-name="Table2.A1" office:value-type="string">
            <text:p text:style-name="P4"><text:placeholder text:placeholder-type="text">&lt;invoice.number&gt;</text:placeholder></text:p>
          </table:table-cell>
          <table:table-cell table:style-name="Table2.A1" office:value-type="string">
            <text:p text:style-name="P4"><text:placeholder text:placeholder-type="text">&lt;invoice.reference&gt;</text:placeholder></text:p>
          </table:table-cell>
          <table:table-cell table:style-name="Table2.A1" office:value-type="string">
            <text:p text:style-name="P7"><text:placeholder text:placeholder-type="text">&lt;invoice.amount_total&gt;</text:placeholder></text:p>
          </table:table-cell>
        </table:table-row>
        <table:table-row>
          <table:table-cell table:style-name="Table2.A1" office:value-type="string">
            <text:p text:style-name="P10"><text:text-input text:description="&lt;/for&gt;">End for</text:text-input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</table:table>
      <text:p text:style-name="P1"/>
      <text:p text:style-name="P1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011cm" fo:margin-bottom="0cm" fo:margin-left="0.711cm" fo:margin-right="0.711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0:04:06.959346984</meta:creation-date>
    <dc:date>2017-07-27T12:37:19.234451943</dc:date>
    <meta:editing-duration>PT1H22M46S</meta:editing-duration>
    <meta:editing-cycles>25</meta:editing-cycles>
    <meta:generator>LibreOffice/5.1.6.2$Linux_X86_64 LibreOffice_project/10m0$Build-2</meta:generator>
    <meta:document-statistic meta:table-count="2" meta:image-count="0" meta:object-count="0" meta:page-count="1" meta:paragraph-count="12" meta:word-count="28" meta:character-count="362" meta:non-whitespace-character-count="350"/>
  </office:meta>
</office:document-meta>
</file>